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STAP01-13G(A) point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Cr2O3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P01_13G(A)_ol1</text:p>
          </table:table-cell>
          <table:table-cell office:value-type="float" office:value="42.8371" calcext:value-type="float">
            <text:p>42.8371</text:p>
          </table:table-cell>
          <table:table-cell office:value-type="float" office:value="39.5378" calcext:value-type="float">
            <text:p>39.537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396" calcext:value-type="float">
            <text:p>0.0396</text:p>
          </table:table-cell>
          <table:table-cell office:value-type="float" office:value="16.4339" calcext:value-type="float">
            <text:p>16.4339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1604" calcext:value-type="float">
            <text:p>0.1604</text:p>
          </table:table-cell>
          <table:table-cell office:value-type="float" office:value="99.6226" calcext:value-type="float">
            <text:p>99.6226</text:p>
          </table:table-cell>
          <table:table-cell table:formula="of:=100*[.C5]/([.C5]+[.G5])" office:value-type="float" office:value="72.2732871049923" calcext:value-type="float">
            <text:p>72.273287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P01_13G(A)_ol1</text:p>
          </table:table-cell>
          <table:table-cell office:value-type="float" office:value="42.7531" calcext:value-type="float">
            <text:p>42.7531</text:p>
          </table:table-cell>
          <table:table-cell office:value-type="float" office:value="39.8186" calcext:value-type="float">
            <text:p>39.818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56" calcext:value-type="float">
            <text:p>0.0056</text:p>
          </table:table-cell>
          <table:table-cell office:value-type="float" office:value="16.7566" calcext:value-type="float">
            <text:p>16.7566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1688" calcext:value-type="float">
            <text:p>0.1688</text:p>
          </table:table-cell>
          <table:table-cell office:value-type="float" office:value="100.1206" calcext:value-type="float">
            <text:p>100.1206</text:p>
          </table:table-cell>
          <table:table-cell table:formula="of:=100*[.C6]/([.C6]+[.G6])" office:value-type="float" office:value="71.8422374839732" calcext:value-type="float">
            <text:p>71.842237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P01_13G(A)_ol1</text:p>
          </table:table-cell>
          <table:table-cell office:value-type="float" office:value="43.7529" calcext:value-type="float">
            <text:p>43.7529</text:p>
          </table:table-cell>
          <table:table-cell office:value-type="float" office:value="39.9173" calcext:value-type="float">
            <text:p>39.9173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142" calcext:value-type="float">
            <text:p>0.0142</text:p>
          </table:table-cell>
          <table:table-cell office:value-type="float" office:value="15.2456" calcext:value-type="float">
            <text:p>15.2456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3" calcext:value-type="float">
            <text:p>0.3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1838" calcext:value-type="float">
            <text:p>0.1838</text:p>
          </table:table-cell>
          <table:table-cell office:value-type="float" office:value="99.7272" calcext:value-type="float">
            <text:p>99.7272</text:p>
          </table:table-cell>
          <table:table-cell table:formula="of:=100*[.C7]/([.C7]+[.G7])" office:value-type="float" office:value="74.1593430341449" calcext:value-type="float">
            <text:p>74.1593430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P01_13G(A)_ol2</text:p>
          </table:table-cell>
          <table:table-cell office:value-type="float" office:value="45.3262" calcext:value-type="float">
            <text:p>45.3262</text:p>
          </table:table-cell>
          <table:table-cell office:value-type="float" office:value="40.2931" calcext:value-type="float">
            <text:p>40.2931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13.1813" calcext:value-type="float">
            <text:p>13.181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7" calcext:value-type="float">
            <text:p>0.2057</text:p>
          </table:table-cell>
          <table:table-cell office:value-type="float" office:value="99.5401" calcext:value-type="float">
            <text:p>99.5401</text:p>
          </table:table-cell>
          <table:table-cell table:formula="of:=100*[.C8]/([.C8]+[.G8])" office:value-type="float" office:value="77.4707516130411" calcext:value-type="float">
            <text:p>77.470751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P01_13G(A)_ol2</text:p>
          </table:table-cell>
          <table:table-cell office:value-type="float" office:value="45.3739" calcext:value-type="float">
            <text:p>45.3739</text:p>
          </table:table-cell>
          <table:table-cell office:value-type="float" office:value="40.351" calcext:value-type="float">
            <text:p>40.351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72" calcext:value-type="float">
            <text:p>0.0272</text:p>
          </table:table-cell>
          <table:table-cell office:value-type="float" office:value="13.2151" calcext:value-type="float">
            <text:p>13.21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266" calcext:value-type="float">
            <text:p>0.26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6" calcext:value-type="float">
            <text:p>0.216</text:p>
          </table:table-cell>
          <table:table-cell office:value-type="float" office:value="99.7096" calcext:value-type="float">
            <text:p>99.7096</text:p>
          </table:table-cell>
          <table:table-cell table:formula="of:=100*[.C9]/([.C9]+[.G9])" office:value-type="float" office:value="77.4444008260936" calcext:value-type="float">
            <text:p>77.44440082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P01_13G(A)_ol2</text:p>
          </table:table-cell>
          <table:table-cell office:value-type="float" office:value="45.7378" calcext:value-type="float">
            <text:p>45.7378</text:p>
          </table:table-cell>
          <table:table-cell office:value-type="float" office:value="40.3697" calcext:value-type="float">
            <text:p>40.369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3.1355" calcext:value-type="float">
            <text:p>13.135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22" calcext:value-type="float">
            <text:p>0.222</text:p>
          </table:table-cell>
          <table:table-cell office:value-type="float" office:value="100.0544" calcext:value-type="float">
            <text:p>100.0544</text:p>
          </table:table-cell>
          <table:table-cell table:formula="of:=100*[.C10]/([.C10]+[.G10])" office:value-type="float" office:value="77.688527736682" calcext:value-type="float">
            <text:p>77.6885277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P01_13G(A)_ol7</text:p>
          </table:table-cell>
          <table:table-cell office:value-type="float" office:value="46.2885" calcext:value-type="float">
            <text:p>46.2885</text:p>
          </table:table-cell>
          <table:table-cell office:value-type="float" office:value="40.6143" calcext:value-type="float">
            <text:p>40.6143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483" calcext:value-type="float">
            <text:p>0.0483</text:p>
          </table:table-cell>
          <table:table-cell office:value-type="float" office:value="12.2371" calcext:value-type="float">
            <text:p>12.237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19" calcext:value-type="float">
            <text:p>0.19</text:p>
          </table:table-cell>
          <table:table-cell office:value-type="float" office:value="0.2631" calcext:value-type="float">
            <text:p>0.2631</text:p>
          </table:table-cell>
          <table:table-cell office:value-type="float" office:value="99.9623" calcext:value-type="float">
            <text:p>99.9623</text:p>
          </table:table-cell>
          <table:table-cell table:formula="of:=100*[.C11]/([.C11]+[.G11])" office:value-type="float" office:value="79.0910302500103" calcext:value-type="float">
            <text:p>79.09103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P01_13G(A)_ol7</text:p>
          </table:table-cell>
          <table:table-cell office:value-type="float" office:value="46.4233" calcext:value-type="float">
            <text:p>46.4233</text:p>
          </table:table-cell>
          <table:table-cell office:value-type="float" office:value="40.5542" calcext:value-type="float">
            <text:p>40.5542</text:p>
          </table:table-cell>
          <table:table-cell office:value-type="float" office:value="0" calcext:value-type="float">
            <text:p>0</text:p>
          </table:table-cell>
          <table:table-cell office:value-type="float" office:value="0.0366" calcext:value-type="float">
            <text:p>0.0366</text:p>
          </table:table-cell>
          <table:table-cell office:value-type="float" office:value="12.1955" calcext:value-type="float">
            <text:p>12.195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2644" calcext:value-type="float">
            <text:p>0.2644</text:p>
          </table:table-cell>
          <table:table-cell office:value-type="float" office:value="99.9686" calcext:value-type="float">
            <text:p>99.9686</text:p>
          </table:table-cell>
          <table:table-cell table:formula="of:=100*[.C12]/([.C12]+[.G12])" office:value-type="float" office:value="79.1952411171843" calcext:value-type="float">
            <text:p>79.1952411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P01_13G(A)_ol7</text:p>
          </table:table-cell>
          <table:table-cell office:value-type="float" office:value="46.2858" calcext:value-type="float">
            <text:p>46.2858</text:p>
          </table:table-cell>
          <table:table-cell office:value-type="float" office:value="40.5851" calcext:value-type="float">
            <text:p>40.5851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82" calcext:value-type="float">
            <text:p>0.0482</text:p>
          </table:table-cell>
          <table:table-cell office:value-type="float" office:value="12.1254" calcext:value-type="float">
            <text:p>12.1254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666" calcext:value-type="float">
            <text:p>0.2666</text:p>
          </table:table-cell>
          <table:table-cell office:value-type="float" office:value="99.8368" calcext:value-type="float">
            <text:p>99.8368</text:p>
          </table:table-cell>
          <table:table-cell table:formula="of:=100*[.C13]/([.C13]+[.G13])" office:value-type="float" office:value="79.2413098857753" calcext:value-type="float">
            <text:p>79.2413098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P01_13G(A)_ol6</text:p>
          </table:table-cell>
          <table:table-cell office:value-type="float" office:value="46.205" calcext:value-type="float">
            <text:p>46.205</text:p>
          </table:table-cell>
          <table:table-cell office:value-type="float" office:value="40.4854" calcext:value-type="float">
            <text:p>40.4854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406" calcext:value-type="float">
            <text:p>0.0406</text:p>
          </table:table-cell>
          <table:table-cell office:value-type="float" office:value="12.2951" calcext:value-type="float">
            <text:p>12.2951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2832" calcext:value-type="float">
            <text:p>0.2832</text:p>
          </table:table-cell>
          <table:table-cell office:value-type="float" office:value="99.8639" calcext:value-type="float">
            <text:p>99.8639</text:p>
          </table:table-cell>
          <table:table-cell table:formula="of:=100*[.C14]/([.C14]+[.G14])" office:value-type="float" office:value="78.9827709696223" calcext:value-type="float">
            <text:p>78.9827709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P01_13G(A)_ol6</text:p>
          </table:table-cell>
          <table:table-cell office:value-type="float" office:value="46.0924" calcext:value-type="float">
            <text:p>46.0924</text:p>
          </table:table-cell>
          <table:table-cell office:value-type="float" office:value="40.365" calcext:value-type="float">
            <text:p>40.36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16" calcext:value-type="float">
            <text:p>0.0516</text:p>
          </table:table-cell>
          <table:table-cell office:value-type="float" office:value="12.3217" calcext:value-type="float">
            <text:p>12.321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725" calcext:value-type="float">
            <text:p>0.2725</text:p>
          </table:table-cell>
          <table:table-cell office:value-type="float" office:value="99.6376" calcext:value-type="float">
            <text:p>99.6376</text:p>
          </table:table-cell>
          <table:table-cell table:formula="of:=100*[.C15]/([.C15]+[.G15])" office:value-type="float" office:value="78.9062914604522" calcext:value-type="float">
            <text:p>78.90629146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P01_13G(A)_ol6</text:p>
          </table:table-cell>
          <table:table-cell office:value-type="float" office:value="46.2017" calcext:value-type="float">
            <text:p>46.2017</text:p>
          </table:table-cell>
          <table:table-cell office:value-type="float" office:value="40.4858" calcext:value-type="float">
            <text:p>40.485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713" calcext:value-type="float">
            <text:p>0.0713</text:p>
          </table:table-cell>
          <table:table-cell office:value-type="float" office:value="12.6176" calcext:value-type="float">
            <text:p>12.617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184" calcext:value-type="float">
            <text:p>0.184</text:p>
          </table:table-cell>
          <table:table-cell office:value-type="float" office:value="0.2786" calcext:value-type="float">
            <text:p>0.2786</text:p>
          </table:table-cell>
          <table:table-cell office:value-type="float" office:value="100.1841" calcext:value-type="float">
            <text:p>100.1841</text:p>
          </table:table-cell>
          <table:table-cell table:formula="of:=100*[.C16]/([.C16]+[.G16])" office:value-type="float" office:value="78.5485376398563" calcext:value-type="float">
            <text:p>78.54853763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P01_13G(A)_ol5</text:p>
          </table:table-cell>
          <table:table-cell office:value-type="float" office:value="43.3032" calcext:value-type="float">
            <text:p>43.3032</text:p>
          </table:table-cell>
          <table:table-cell office:value-type="float" office:value="39.7884" calcext:value-type="float">
            <text:p>39.78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9" calcext:value-type="float">
            <text:p>0.0229</text:p>
          </table:table-cell>
          <table:table-cell office:value-type="float" office:value="15.5387" calcext:value-type="float">
            <text:p>15.538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248" calcext:value-type="float">
            <text:p>0.2248</text:p>
          </table:table-cell>
          <table:table-cell office:value-type="float" office:value="99.448" calcext:value-type="float">
            <text:p>99.448</text:p>
          </table:table-cell>
          <table:table-cell table:formula="of:=100*[.C17]/([.C17]+[.G17])" office:value-type="float" office:value="73.5924570756553" calcext:value-type="float">
            <text:p>73.59245707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P01_13G(A)_ol5</text:p>
          </table:table-cell>
          <table:table-cell office:value-type="float" office:value="43.8827" calcext:value-type="float">
            <text:p>43.8827</text:p>
          </table:table-cell>
          <table:table-cell office:value-type="float" office:value="39.8831" calcext:value-type="float">
            <text:p>39.883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44" calcext:value-type="float">
            <text:p>0.0444</text:p>
          </table:table-cell>
          <table:table-cell office:value-type="float" office:value="15.3926" calcext:value-type="float">
            <text:p>15.3926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2286" calcext:value-type="float">
            <text:p>0.2286</text:p>
          </table:table-cell>
          <table:table-cell office:value-type="float" office:value="99.9964" calcext:value-type="float">
            <text:p>99.9964</text:p>
          </table:table-cell>
          <table:table-cell table:formula="of:=100*[.C18]/([.C18]+[.G18])" office:value-type="float" office:value="74.0320167084772" calcext:value-type="float">
            <text:p>74.03201670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P01_13G(A)_ol5</text:p>
          </table:table-cell>
          <table:table-cell office:value-type="float" office:value="43.5599" calcext:value-type="float">
            <text:p>43.5599</text:p>
          </table:table-cell>
          <table:table-cell office:value-type="float" office:value="39.679" calcext:value-type="float">
            <text:p>39.679</text:p>
          </table:table-cell>
          <table:table-cell office:value-type="float" office:value="0" calcext:value-type="float">
            <text:p>0</text:p>
          </table:table-cell>
          <table:table-cell office:value-type="float" office:value="0.0479" calcext:value-type="float">
            <text:p>0.0479</text:p>
          </table:table-cell>
          <table:table-cell office:value-type="float" office:value="15.82" calcext:value-type="float">
            <text:p>15.8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2246" calcext:value-type="float">
            <text:p>0.2246</text:p>
          </table:table-cell>
          <table:table-cell office:value-type="float" office:value="99.9011" calcext:value-type="float">
            <text:p>99.9011</text:p>
          </table:table-cell>
          <table:table-cell table:formula="of:=100*[.C19]/([.C19]+[.G19])" office:value-type="float" office:value="73.3579881407682" calcext:value-type="float">
            <text:p>73.3579881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P01_13G(A)_ol4</text:p>
          </table:table-cell>
          <table:table-cell office:value-type="float" office:value="41.0156" calcext:value-type="float">
            <text:p>41.0156</text:p>
          </table:table-cell>
          <table:table-cell office:value-type="float" office:value="39.0898" calcext:value-type="float">
            <text:p>39.089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18.7865" calcext:value-type="float">
            <text:p>18.7865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134" calcext:value-type="float">
            <text:p>0.134</text:p>
          </table:table-cell>
          <table:table-cell office:value-type="float" office:value="99.6961" calcext:value-type="float">
            <text:p>99.6961</text:p>
          </table:table-cell>
          <table:table-cell table:formula="of:=100*[.C20]/([.C20]+[.G20])" office:value-type="float" office:value="68.5855513435147" calcext:value-type="float">
            <text:p>68.58555134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P01_13G(A)_ol4</text:p>
          </table:table-cell>
          <table:table-cell office:value-type="float" office:value="41.2431" calcext:value-type="float">
            <text:p>41.2431</text:p>
          </table:table-cell>
          <table:table-cell office:value-type="float" office:value="39.2966" calcext:value-type="float">
            <text:p>39.2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42" calcext:value-type="float">
            <text:p>18.2742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1515" calcext:value-type="float">
            <text:p>0.1515</text:p>
          </table:table-cell>
          <table:table-cell office:value-type="float" office:value="99.6082" calcext:value-type="float">
            <text:p>99.6082</text:p>
          </table:table-cell>
          <table:table-cell table:formula="of:=100*[.C21]/([.C21]+[.G21])" office:value-type="float" office:value="69.2959862090518" calcext:value-type="float">
            <text:p>69.2959862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P01_13G(A)_ol4</text:p>
          </table:table-cell>
          <table:table-cell office:value-type="float" office:value="40.906" calcext:value-type="float">
            <text:p>40.906</text:p>
          </table:table-cell>
          <table:table-cell office:value-type="float" office:value="39.3082" calcext:value-type="float">
            <text:p>39.308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8.9247" calcext:value-type="float">
            <text:p>18.9247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1347" calcext:value-type="float">
            <text:p>0.1347</text:p>
          </table:table-cell>
          <table:table-cell office:value-type="float" office:value="99.9015" calcext:value-type="float">
            <text:p>99.9015</text:p>
          </table:table-cell>
          <table:table-cell table:formula="of:=100*[.C22]/([.C22]+[.G22])" office:value-type="float" office:value="68.369582839579" calcext:value-type="float">
            <text:p>68.36958283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AP01_13G(A)_ol3</text:p>
          </table:table-cell>
          <table:table-cell office:value-type="float" office:value="45.2721" calcext:value-type="float">
            <text:p>45.2721</text:p>
          </table:table-cell>
          <table:table-cell office:value-type="float" office:value="40.2825" calcext:value-type="float">
            <text:p>40.2825</text:p>
          </table:table-cell>
          <table:table-cell office:value-type="float" office:value="0" calcext:value-type="float">
            <text:p>0</text:p>
          </table:table-cell>
          <table:table-cell office:value-type="float" office:value="0.0433" calcext:value-type="float">
            <text:p>0.0433</text:p>
          </table:table-cell>
          <table:table-cell office:value-type="float" office:value="13.9056" calcext:value-type="float">
            <text:p>13.905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2458" calcext:value-type="float">
            <text:p>0.2458</text:p>
          </table:table-cell>
          <table:table-cell office:value-type="float" office:value="100.2861" calcext:value-type="float">
            <text:p>100.2861</text:p>
          </table:table-cell>
          <table:table-cell table:formula="of:=100*[.C23]/([.C23]+[.G23])" office:value-type="float" office:value="76.5019593529319" calcext:value-type="float">
            <text:p>76.5019593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AP01_13G(A)_ol3</text:p>
          </table:table-cell>
          <table:table-cell office:value-type="float" office:value="45.288" calcext:value-type="float">
            <text:p>45.288</text:p>
          </table:table-cell>
          <table:table-cell office:value-type="float" office:value="40.1955" calcext:value-type="float">
            <text:p>40.1955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59" calcext:value-type="float">
            <text:p>0.059</text:p>
          </table:table-cell>
          <table:table-cell office:value-type="float" office:value="13.575" calcext:value-type="float">
            <text:p>13.57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263" calcext:value-type="float">
            <text:p>0.263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2441" calcext:value-type="float">
            <text:p>0.2441</text:p>
          </table:table-cell>
          <table:table-cell office:value-type="float" office:value="99.8954" calcext:value-type="float">
            <text:p>99.8954</text:p>
          </table:table-cell>
          <table:table-cell table:formula="of:=100*[.C24]/([.C24]+[.G24])" office:value-type="float" office:value="76.9379746190306" calcext:value-type="float">
            <text:p>76.9379746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P01_13G(A)_ol3</text:p>
          </table:table-cell>
          <table:table-cell office:value-type="float" office:value="45.2226" calcext:value-type="float">
            <text:p>45.2226</text:p>
          </table:table-cell>
          <table:table-cell office:value-type="float" office:value="39.9896" calcext:value-type="float">
            <text:p>39.9896</text:p>
          </table:table-cell>
          <table:table-cell office:value-type="float" office:value="0" calcext:value-type="float">
            <text:p>0</text:p>
          </table:table-cell>
          <table:table-cell office:value-type="float" office:value="0.0587" calcext:value-type="float">
            <text:p>0.0587</text:p>
          </table:table-cell>
          <table:table-cell office:value-type="float" office:value="13.6471" calcext:value-type="float">
            <text:p>13.647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481" calcext:value-type="float">
            <text:p>0.2481</text:p>
          </table:table-cell>
          <table:table-cell office:value-type="float" office:value="99.6851" calcext:value-type="float">
            <text:p>99.6851</text:p>
          </table:table-cell>
          <table:table-cell table:formula="of:=100*[.C25]/([.C25]+[.G25])" office:value-type="float" office:value="76.8181254533317" calcext:value-type="float">
            <text:p>76.81812545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P01_13G(A)_ol8</text:p>
          </table:table-cell>
          <table:table-cell office:value-type="float" office:value="45.4389" calcext:value-type="float">
            <text:p>45.4389</text:p>
          </table:table-cell>
          <table:table-cell office:value-type="float" office:value="40.2184" calcext:value-type="float">
            <text:p>40.218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553" calcext:value-type="float">
            <text:p>0.0553</text:p>
          </table:table-cell>
          <table:table-cell office:value-type="float" office:value="13.6168" calcext:value-type="float">
            <text:p>13.616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228" calcext:value-type="float">
            <text:p>0.228</text:p>
          </table:table-cell>
          <table:table-cell office:value-type="float" office:value="100.0653" calcext:value-type="float">
            <text:p>100.0653</text:p>
          </table:table-cell>
          <table:table-cell table:formula="of:=100*[.C26]/([.C26]+[.G26])" office:value-type="float" office:value="76.9424458604335" calcext:value-type="float">
            <text:p>76.94244586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AP01_13G(A)_ol8</text:p>
          </table:table-cell>
          <table:table-cell office:value-type="float" office:value="45.2891" calcext:value-type="float">
            <text:p>45.2891</text:p>
          </table:table-cell>
          <table:table-cell office:value-type="float" office:value="40.2017" calcext:value-type="float">
            <text:p>40.2017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393" calcext:value-type="float">
            <text:p>0.0393</text:p>
          </table:table-cell>
          <table:table-cell office:value-type="float" office:value="13.7367" calcext:value-type="float">
            <text:p>13.7367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2164" calcext:value-type="float">
            <text:p>0.2164</text:p>
          </table:table-cell>
          <table:table-cell office:value-type="float" office:value="100.0319" calcext:value-type="float">
            <text:p>100.0319</text:p>
          </table:table-cell>
          <table:table-cell table:formula="of:=100*[.C27]/([.C27]+[.G27])" office:value-type="float" office:value="76.7276343565017" calcext:value-type="float">
            <text:p>76.72763435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AP01_13G(A)_ol8</text:p>
          </table:table-cell>
          <table:table-cell office:value-type="float" office:value="45.221" calcext:value-type="float">
            <text:p>45.221</text:p>
          </table:table-cell>
          <table:table-cell office:value-type="float" office:value="40.229" calcext:value-type="float">
            <text:p>40.22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33" calcext:value-type="float">
            <text:p>0.0433</text:p>
          </table:table-cell>
          <table:table-cell office:value-type="float" office:value="13.239" calcext:value-type="float">
            <text:p>13.23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205" calcext:value-type="float">
            <text:p>0.2205</text:p>
          </table:table-cell>
          <table:table-cell office:value-type="float" office:value="99.4786" calcext:value-type="float">
            <text:p>99.4786</text:p>
          </table:table-cell>
          <table:table-cell table:formula="of:=100*[.C28]/([.C28]+[.G28])" office:value-type="float" office:value="77.3537461512145" calcext:value-type="float">
            <text:p>77.3537461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AP01_13G(A)_ol9</text:p>
          </table:table-cell>
          <table:table-cell office:value-type="float" office:value="46.4242" calcext:value-type="float">
            <text:p>46.4242</text:p>
          </table:table-cell>
          <table:table-cell office:value-type="float" office:value="40.3628" calcext:value-type="float">
            <text:p>40.3628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62" calcext:value-type="float">
            <text:p>0.062</text:p>
          </table:table-cell>
          <table:table-cell office:value-type="float" office:value="11.9955" calcext:value-type="float">
            <text:p>11.995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589" calcext:value-type="float">
            <text:p>0.2589</text:p>
          </table:table-cell>
          <table:table-cell office:value-type="float" office:value="99.6342" calcext:value-type="float">
            <text:p>99.6342</text:p>
          </table:table-cell>
          <table:table-cell table:formula="of:=100*[.C29]/([.C29]+[.G29])" office:value-type="float" office:value="79.4666867512158" calcext:value-type="float">
            <text:p>79.4666867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P01_13G(A)_ol9</text:p>
          </table:table-cell>
          <table:table-cell office:value-type="float" office:value="46.4771" calcext:value-type="float">
            <text:p>46.4771</text:p>
          </table:table-cell>
          <table:table-cell office:value-type="float" office:value="40.4913" calcext:value-type="float">
            <text:p>40.4913</text:p>
          </table:table-cell>
          <table:table-cell office:value-type="float" office:value="0" calcext:value-type="float">
            <text:p>0</text:p>
          </table:table-cell>
          <table:table-cell office:value-type="float" office:value="0.0572" calcext:value-type="float">
            <text:p>0.0572</text:p>
          </table:table-cell>
          <table:table-cell office:value-type="float" office:value="12.0186" calcext:value-type="float">
            <text:p>12.0186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2527" calcext:value-type="float">
            <text:p>0.2527</text:p>
          </table:table-cell>
          <table:table-cell office:value-type="float" office:value="99.7855" calcext:value-type="float">
            <text:p>99.7855</text:p>
          </table:table-cell>
          <table:table-cell table:formula="of:=100*[.C30]/([.C30]+[.G30])" office:value-type="float" office:value="79.4538743873481" calcext:value-type="float">
            <text:p>79.4538743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P01_13G(A)_ol9</text:p>
          </table:table-cell>
          <table:table-cell office:value-type="float" office:value="46.6593" calcext:value-type="float">
            <text:p>46.6593</text:p>
          </table:table-cell>
          <table:table-cell office:value-type="float" office:value="40.5663" calcext:value-type="float">
            <text:p>40.566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691" calcext:value-type="float">
            <text:p>0.0691</text:p>
          </table:table-cell>
          <table:table-cell office:value-type="float" office:value="12.1871" calcext:value-type="float">
            <text:p>12.187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61" calcext:value-type="float">
            <text:p>0.261</text:p>
          </table:table-cell>
          <table:table-cell office:value-type="float" office:value="100.2293" calcext:value-type="float">
            <text:p>100.2293</text:p>
          </table:table-cell>
          <table:table-cell table:formula="of:=100*[.C31]/([.C31]+[.G31])" office:value-type="float" office:value="79.289982054977" calcext:value-type="float">
            <text:p>79.2899820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P01_13G(A)_ol10</text:p>
          </table:table-cell>
          <table:table-cell office:value-type="float" office:value="45.7514" calcext:value-type="float">
            <text:p>45.7514</text:p>
          </table:table-cell>
          <table:table-cell office:value-type="float" office:value="40.0081" calcext:value-type="float">
            <text:p>40.0081</text:p>
          </table:table-cell>
          <table:table-cell office:value-type="float" office:value="0" calcext:value-type="float">
            <text:p>0</text:p>
          </table:table-cell>
          <table:table-cell office:value-type="float" office:value="0.0485" calcext:value-type="float">
            <text:p>0.0485</text:p>
          </table:table-cell>
          <table:table-cell office:value-type="float" office:value="13.4375" calcext:value-type="float">
            <text:p>13.4375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2592" calcext:value-type="float">
            <text:p>0.2592</text:p>
          </table:table-cell>
          <table:table-cell office:value-type="float" office:value="100.0392" calcext:value-type="float">
            <text:p>100.0392</text:p>
          </table:table-cell>
          <table:table-cell table:formula="of:=100*[.C32]/([.C32]+[.G32])" office:value-type="float" office:value="77.2972635071779" calcext:value-type="float">
            <text:p>77.29726350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AP01_13G(A)_ol10</text:p>
          </table:table-cell>
          <table:table-cell office:value-type="float" office:value="45.4105" calcext:value-type="float">
            <text:p>45.4105</text:p>
          </table:table-cell>
          <table:table-cell office:value-type="float" office:value="39.9737" calcext:value-type="float">
            <text:p>39.973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573" calcext:value-type="float">
            <text:p>0.0573</text:p>
          </table:table-cell>
          <table:table-cell office:value-type="float" office:value="13.4732" calcext:value-type="float">
            <text:p>13.473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2504" calcext:value-type="float">
            <text:p>0.2504</text:p>
          </table:table-cell>
          <table:table-cell office:value-type="float" office:value="99.6969" calcext:value-type="float">
            <text:p>99.6969</text:p>
          </table:table-cell>
          <table:table-cell table:formula="of:=100*[.C33]/([.C33]+[.G33])" office:value-type="float" office:value="77.1189650106906" calcext:value-type="float">
            <text:p>77.11896501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AP01_13G(A)_ol10</text:p>
          </table:table-cell>
          <table:table-cell office:value-type="float" office:value="45.4577" calcext:value-type="float">
            <text:p>45.4577</text:p>
          </table:table-cell>
          <table:table-cell office:value-type="float" office:value="40.0176" calcext:value-type="float">
            <text:p>40.0176</text:p>
          </table:table-cell>
          <table:table-cell office:value-type="float" office:value="0" calcext:value-type="float">
            <text:p>0</text:p>
          </table:table-cell>
          <table:table-cell office:value-type="float" office:value="0.0799" calcext:value-type="float">
            <text:p>0.0799</text:p>
          </table:table-cell>
          <table:table-cell office:value-type="float" office:value="13.587" calcext:value-type="float">
            <text:p>13.58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2496" calcext:value-type="float">
            <text:p>0.2496</text:p>
          </table:table-cell>
          <table:table-cell office:value-type="float" office:value="99.9175" calcext:value-type="float">
            <text:p>99.9175</text:p>
          </table:table-cell>
          <table:table-cell table:formula="of:=100*[.C34]/([.C34]+[.G34])" office:value-type="float" office:value="76.9886204858353" calcext:value-type="float">
            <text:p>76.98862048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P01_13G(A)_ol11</text:p>
          </table:table-cell>
          <table:table-cell office:value-type="float" office:value="45.1515" calcext:value-type="float">
            <text:p>45.1515</text:p>
          </table:table-cell>
          <table:table-cell office:value-type="float" office:value="40.0174" calcext:value-type="float">
            <text:p>40.017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28" calcext:value-type="float">
            <text:p>0.0228</text:p>
          </table:table-cell>
          <table:table-cell office:value-type="float" office:value="13.8455" calcext:value-type="float">
            <text:p>13.845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2253" calcext:value-type="float">
            <text:p>0.2253</text:p>
          </table:table-cell>
          <table:table-cell office:value-type="float" office:value="99.7752" calcext:value-type="float">
            <text:p>99.7752</text:p>
          </table:table-cell>
          <table:table-cell table:formula="of:=100*[.C35]/([.C35]+[.G35])" office:value-type="float" office:value="76.5318575520789" calcext:value-type="float">
            <text:p>76.53185755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P01_13G(A)_ol11</text:p>
          </table:table-cell>
          <table:table-cell office:value-type="float" office:value="45.311" calcext:value-type="float">
            <text:p>45.311</text:p>
          </table:table-cell>
          <table:table-cell office:value-type="float" office:value="40.0754" calcext:value-type="float">
            <text:p>40.075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13.4695" calcext:value-type="float">
            <text:p>13.469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34" calcext:value-type="float">
            <text:p>0.234</text:p>
          </table:table-cell>
          <table:table-cell office:value-type="float" office:value="99.6304" calcext:value-type="float">
            <text:p>99.6304</text:p>
          </table:table-cell>
          <table:table-cell table:formula="of:=100*[.C36]/([.C36]+[.G36])" office:value-type="float" office:value="77.085087741683" calcext:value-type="float">
            <text:p>77.08508774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P01_13G(A)_ol11</text:p>
          </table:table-cell>
          <table:table-cell office:value-type="float" office:value="45.2481" calcext:value-type="float">
            <text:p>45.2481</text:p>
          </table:table-cell>
          <table:table-cell office:value-type="float" office:value="40.1531" calcext:value-type="float">
            <text:p>40.1531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office:value-type="float" office:value="13.7088" calcext:value-type="float">
            <text:p>13.7088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239" calcext:value-type="float">
            <text:p>0.239</text:p>
          </table:table-cell>
          <table:table-cell office:value-type="float" office:value="99.8862" calcext:value-type="float">
            <text:p>99.8862</text:p>
          </table:table-cell>
          <table:table-cell table:formula="of:=100*[.C37]/([.C37]+[.G37])" office:value-type="float" office:value="76.747759804196" calcext:value-type="float">
            <text:p>76.74775980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P01_13G(A)_ol12</text:p>
          </table:table-cell>
          <table:table-cell office:value-type="float" office:value="45.1045" calcext:value-type="float">
            <text:p>45.1045</text:p>
          </table:table-cell>
          <table:table-cell office:value-type="float" office:value="39.9295" calcext:value-type="float">
            <text:p>39.929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703" calcext:value-type="float">
            <text:p>0.0703</text:p>
          </table:table-cell>
          <table:table-cell office:value-type="float" office:value="13.731" calcext:value-type="float">
            <text:p>13.731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672" calcext:value-type="float">
            <text:p>0.2672</text:p>
          </table:table-cell>
          <table:table-cell office:value-type="float" office:value="99.6548" calcext:value-type="float">
            <text:p>99.6548</text:p>
          </table:table-cell>
          <table:table-cell table:formula="of:=100*[.C38]/([.C38]+[.G38])" office:value-type="float" office:value="76.6620492729729" calcext:value-type="float">
            <text:p>76.662049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P01_13G(A)_ol12</text:p>
          </table:table-cell>
          <table:table-cell office:value-type="float" office:value="45.1153" calcext:value-type="float">
            <text:p>45.1153</text:p>
          </table:table-cell>
          <table:table-cell office:value-type="float" office:value="39.6502" calcext:value-type="float">
            <text:p>39.6502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808" calcext:value-type="float">
            <text:p>0.0808</text:p>
          </table:table-cell>
          <table:table-cell office:value-type="float" office:value="13.6321" calcext:value-type="float">
            <text:p>13.632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524" calcext:value-type="float">
            <text:p>0.2524</text:p>
          </table:table-cell>
          <table:table-cell office:value-type="float" office:value="99.306" calcext:value-type="float">
            <text:p>99.306</text:p>
          </table:table-cell>
          <table:table-cell table:formula="of:=100*[.C39]/([.C39]+[.G39])" office:value-type="float" office:value="76.7953986048744" calcext:value-type="float">
            <text:p>76.79539860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AP01_13G(A)_ol12</text:p>
          </table:table-cell>
          <table:table-cell office:value-type="float" office:value="44.591" calcext:value-type="float">
            <text:p>44.591</text:p>
          </table:table-cell>
          <table:table-cell office:value-type="float" office:value="40.0057" calcext:value-type="float">
            <text:p>40.005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438" calcext:value-type="float">
            <text:p>0.0438</text:p>
          </table:table-cell>
          <table:table-cell office:value-type="float" office:value="14.426" calcext:value-type="float">
            <text:p>14.426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2463" calcext:value-type="float">
            <text:p>0.2463</text:p>
          </table:table-cell>
          <table:table-cell office:value-type="float" office:value="99.8847" calcext:value-type="float">
            <text:p>99.8847</text:p>
          </table:table-cell>
          <table:table-cell table:formula="of:=100*[.C40]/([.C40]+[.G40])" office:value-type="float" office:value="75.5561956724334" calcext:value-type="float">
            <text:p>75.55619567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AP01_13G(A)_ol13</text:p>
          </table:table-cell>
          <table:table-cell office:value-type="float" office:value="46.8258" calcext:value-type="float">
            <text:p>46.8258</text:p>
          </table:table-cell>
          <table:table-cell office:value-type="float" office:value="40.3763" calcext:value-type="float">
            <text:p>40.3763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652" calcext:value-type="float">
            <text:p>0.0652</text:p>
          </table:table-cell>
          <table:table-cell office:value-type="float" office:value="11.5829" calcext:value-type="float">
            <text:p>11.582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77" calcext:value-type="float">
            <text:p>0.277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2845" calcext:value-type="float">
            <text:p>0.2845</text:p>
          </table:table-cell>
          <table:table-cell office:value-type="float" office:value="99.6586" calcext:value-type="float">
            <text:p>99.6586</text:p>
          </table:table-cell>
          <table:table-cell table:formula="of:=100*[.C41]/([.C41]+[.G41])" office:value-type="float" office:value="80.1692213659951" calcext:value-type="float">
            <text:p>80.1692213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AP01_13G(A)_ol13</text:p>
          </table:table-cell>
          <table:table-cell office:value-type="float" office:value="46.9419" calcext:value-type="float">
            <text:p>46.9419</text:p>
          </table:table-cell>
          <table:table-cell office:value-type="float" office:value="40.4859" calcext:value-type="float">
            <text:p>40.485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6" calcext:value-type="float">
            <text:p>0.046</text:p>
          </table:table-cell>
          <table:table-cell office:value-type="float" office:value="11.7267" calcext:value-type="float">
            <text:p>11.72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2885" calcext:value-type="float">
            <text:p>0.2885</text:p>
          </table:table-cell>
          <table:table-cell office:value-type="float" office:value="100.0119" calcext:value-type="float">
            <text:p>100.0119</text:p>
          </table:table-cell>
          <table:table-cell table:formula="of:=100*[.C42]/([.C42]+[.G42])" office:value-type="float" office:value="80.0119655147728" calcext:value-type="float">
            <text:p>80.0119655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AP01_13G(A)_ol13</text:p>
          </table:table-cell>
          <table:table-cell office:value-type="float" office:value="46.5788" calcext:value-type="float">
            <text:p>46.5788</text:p>
          </table:table-cell>
          <table:table-cell office:value-type="float" office:value="40.4986" calcext:value-type="float">
            <text:p>40.4986</text:p>
          </table:table-cell>
          <table:table-cell office:value-type="float" office:value="0" calcext:value-type="float">
            <text:p>0</text:p>
          </table:table-cell>
          <table:table-cell office:value-type="float" office:value="0.0749" calcext:value-type="float">
            <text:p>0.0749</text:p>
          </table:table-cell>
          <table:table-cell office:value-type="float" office:value="11.6477" calcext:value-type="float">
            <text:p>11.6477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2884" calcext:value-type="float">
            <text:p>0.2884</text:p>
          </table:table-cell>
          <table:table-cell office:value-type="float" office:value="99.6" calcext:value-type="float">
            <text:p>99.6</text:p>
          </table:table-cell>
          <table:table-cell table:formula="of:=100*[.C43]/([.C43]+[.G43])" office:value-type="float" office:value="79.9958781654401" calcext:value-type="float">
            <text:p>79.9958781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AP01_13G(A)_ol22</text:p>
          </table:table-cell>
          <table:table-cell office:value-type="float" office:value="43.7392" calcext:value-type="float">
            <text:p>43.7392</text:p>
          </table:table-cell>
          <table:table-cell office:value-type="float" office:value="39.7614" calcext:value-type="float">
            <text:p>39.7614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02" calcext:value-type="float">
            <text:p>0.0402</text:p>
          </table:table-cell>
          <table:table-cell office:value-type="float" office:value="15.1205" calcext:value-type="float">
            <text:p>15.120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242" calcext:value-type="float">
            <text:p>0.2242</text:p>
          </table:table-cell>
          <table:table-cell office:value-type="float" office:value="99.4897" calcext:value-type="float">
            <text:p>99.4897</text:p>
          </table:table-cell>
          <table:table-cell table:formula="of:=100*[.C44]/([.C44]+[.G44])" office:value-type="float" office:value="74.3109461991821" calcext:value-type="float">
            <text:p>74.31094619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P01_13G(A)_ol22</text:p>
          </table:table-cell>
          <table:table-cell office:value-type="float" office:value="43.8099" calcext:value-type="float">
            <text:p>43.8099</text:p>
          </table:table-cell>
          <table:table-cell office:value-type="float" office:value="39.7691" calcext:value-type="float">
            <text:p>39.769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523" calcext:value-type="float">
            <text:p>0.0523</text:p>
          </table:table-cell>
          <table:table-cell office:value-type="float" office:value="15.447" calcext:value-type="float">
            <text:p>15.44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26" calcext:value-type="float">
            <text:p>0.226</text:p>
          </table:table-cell>
          <table:table-cell office:value-type="float" office:value="99.8739" calcext:value-type="float">
            <text:p>99.8739</text:p>
          </table:table-cell>
          <table:table-cell table:formula="of:=100*[.C45]/([.C45]+[.G45])" office:value-type="float" office:value="73.9321496737089" calcext:value-type="float">
            <text:p>73.93214967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P01_13G(A)_ol22</text:p>
          </table:table-cell>
          <table:table-cell office:value-type="float" office:value="43.9247" calcext:value-type="float">
            <text:p>43.9247</text:p>
          </table:table-cell>
          <table:table-cell office:value-type="float" office:value="39.5654" calcext:value-type="float">
            <text:p>39.565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479" calcext:value-type="float">
            <text:p>0.0479</text:p>
          </table:table-cell>
          <table:table-cell office:value-type="float" office:value="15.1307" calcext:value-type="float">
            <text:p>15.1307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246" calcext:value-type="float">
            <text:p>0.2246</text:p>
          </table:table-cell>
          <table:table-cell office:value-type="float" office:value="99.5051" calcext:value-type="float">
            <text:p>99.5051</text:p>
          </table:table-cell>
          <table:table-cell table:formula="of:=100*[.C46]/([.C46]+[.G46])" office:value-type="float" office:value="74.378803631844" calcext:value-type="float">
            <text:p>74.37880363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AP01_13G(A)_ol18</text:p>
          </table:table-cell>
          <table:table-cell office:value-type="float" office:value="46.2109" calcext:value-type="float">
            <text:p>46.2109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791" calcext:value-type="float">
            <text:p>0.0791</text:p>
          </table:table-cell>
          <table:table-cell office:value-type="float" office:value="12.3108" calcext:value-type="float">
            <text:p>12.310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78" calcext:value-type="float">
            <text:p>0.3078</text:p>
          </table:table-cell>
          <table:table-cell office:value-type="float" office:value="99.5593" calcext:value-type="float">
            <text:p>99.5593</text:p>
          </table:table-cell>
          <table:table-cell table:formula="of:=100*[.C47]/([.C47]+[.G47])" office:value-type="float" office:value="78.9637006443764" calcext:value-type="float">
            <text:p>78.9637006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AP01_13G(A)_ol18</text:p>
          </table:table-cell>
          <table:table-cell office:value-type="float" office:value="46.3217" calcext:value-type="float">
            <text:p>46.3217</text:p>
          </table:table-cell>
          <table:table-cell office:value-type="float" office:value="40.3131" calcext:value-type="float">
            <text:p>40.313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689" calcext:value-type="float">
            <text:p>0.0689</text:p>
          </table:table-cell>
          <table:table-cell office:value-type="float" office:value="12.372" calcext:value-type="float">
            <text:p>12.37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848" calcext:value-type="float">
            <text:p>0.2848</text:p>
          </table:table-cell>
          <table:table-cell office:value-type="float" office:value="99.8962" calcext:value-type="float">
            <text:p>99.8962</text:p>
          </table:table-cell>
          <table:table-cell table:formula="of:=100*[.C48]/([.C48]+[.G48])" office:value-type="float" office:value="78.9210767084031" calcext:value-type="float">
            <text:p>78.92107670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AP01_13G(A)_ol18</text:p>
          </table:table-cell>
          <table:table-cell office:value-type="float" office:value="46.345" calcext:value-type="float">
            <text:p>46.345</text:p>
          </table:table-cell>
          <table:table-cell office:value-type="float" office:value="40.1786" calcext:value-type="float">
            <text:p>40.1786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574" calcext:value-type="float">
            <text:p>0.0574</text:p>
          </table:table-cell>
          <table:table-cell office:value-type="float" office:value="12.3898" calcext:value-type="float">
            <text:p>12.3898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28" calcext:value-type="float">
            <text:p>0.28</text:p>
          </table:table-cell>
          <table:table-cell office:value-type="float" office:value="99.8048" calcext:value-type="float">
            <text:p>99.8048</text:p>
          </table:table-cell>
          <table:table-cell table:formula="of:=100*[.C49]/([.C49]+[.G49])" office:value-type="float" office:value="78.9055210880092" calcext:value-type="float">
            <text:p>78.9055210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P01_13G(A)_ol17</text:p>
          </table:table-cell>
          <table:table-cell office:value-type="float" office:value="45.1552" calcext:value-type="float">
            <text:p>45.1552</text:p>
          </table:table-cell>
          <table:table-cell office:value-type="float" office:value="39.9194" calcext:value-type="float">
            <text:p>39.919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248" calcext:value-type="float">
            <text:p>0.0248</text:p>
          </table:table-cell>
          <table:table-cell office:value-type="float" office:value="13.6227" calcext:value-type="float">
            <text:p>13.6227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2275" calcext:value-type="float">
            <text:p>0.2275</text:p>
          </table:table-cell>
          <table:table-cell office:value-type="float" office:value="99.4655" calcext:value-type="float">
            <text:p>99.4655</text:p>
          </table:table-cell>
          <table:table-cell table:formula="of:=100*[.C50]/([.C50]+[.G50])" office:value-type="float" office:value="76.8234319361529" calcext:value-type="float">
            <text:p>76.82343193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AP01_13G(A)_ol17</text:p>
          </table:table-cell>
          <table:table-cell office:value-type="float" office:value="45.1475" calcext:value-type="float">
            <text:p>45.1475</text:p>
          </table:table-cell>
          <table:table-cell office:value-type="float" office:value="40.1808" calcext:value-type="float">
            <text:p>40.180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82" calcext:value-type="float">
            <text:p>0.0182</text:p>
          </table:table-cell>
          <table:table-cell office:value-type="float" office:value="14.2998" calcext:value-type="float">
            <text:p>14.2998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2303" calcext:value-type="float">
            <text:p>0.2303</text:p>
          </table:table-cell>
          <table:table-cell office:value-type="float" office:value="100.4206" calcext:value-type="float">
            <text:p>100.4206</text:p>
          </table:table-cell>
          <table:table-cell table:formula="of:=100*[.C51]/([.C51]+[.G51])" office:value-type="float" office:value="75.9454172014541" calcext:value-type="float">
            <text:p>75.945417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AP01_13G(A)_ol17</text:p>
          </table:table-cell>
          <table:table-cell office:value-type="float" office:value="45.0041" calcext:value-type="float">
            <text:p>45.0041</text:p>
          </table:table-cell>
          <table:table-cell office:value-type="float" office:value="39.8886" calcext:value-type="float">
            <text:p>39.8886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13.7326" calcext:value-type="float">
            <text:p>13.7326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378" calcext:value-type="float">
            <text:p>0.2378</text:p>
          </table:table-cell>
          <table:table-cell office:value-type="float" office:value="99.4508" calcext:value-type="float">
            <text:p>99.4508</text:p>
          </table:table-cell>
          <table:table-cell table:formula="of:=100*[.C52]/([.C52]+[.G52])" office:value-type="float" office:value="76.6200688836792" calcext:value-type="float">
            <text:p>76.62006888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AP01_13G(A)_ol16</text:p>
          </table:table-cell>
          <table:table-cell office:value-type="float" office:value="45.1657" calcext:value-type="float">
            <text:p>45.1657</text:p>
          </table:table-cell>
          <table:table-cell office:value-type="float" office:value="39.9761" calcext:value-type="float">
            <text:p>39.976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196" calcext:value-type="float">
            <text:p>0.0196</text:p>
          </table:table-cell>
          <table:table-cell office:value-type="float" office:value="13.4661" calcext:value-type="float">
            <text:p>13.466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155" calcext:value-type="float">
            <text:p>0.2155</text:p>
          </table:table-cell>
          <table:table-cell office:value-type="float" office:value="99.3669" calcext:value-type="float">
            <text:p>99.3669</text:p>
          </table:table-cell>
          <table:table-cell table:formula="of:=100*[.C53]/([.C53]+[.G53])" office:value-type="float" office:value="77.0327706125345" calcext:value-type="float">
            <text:p>77.0327706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P01_13G(A)_ol16</text:p>
          </table:table-cell>
          <table:table-cell office:value-type="float" office:value="45.0359" calcext:value-type="float">
            <text:p>45.0359</text:p>
          </table:table-cell>
          <table:table-cell office:value-type="float" office:value="39.9371" calcext:value-type="float">
            <text:p>39.937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84" calcext:value-type="float">
            <text:p>0.0184</text:p>
          </table:table-cell>
          <table:table-cell office:value-type="float" office:value="13.6044" calcext:value-type="float">
            <text:p>13.604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357" calcext:value-type="float">
            <text:p>0.2357</text:p>
          </table:table-cell>
          <table:table-cell office:value-type="float" office:value="99.3298" calcext:value-type="float">
            <text:p>99.3298</text:p>
          </table:table-cell>
          <table:table-cell table:formula="of:=100*[.C54]/([.C54]+[.G54])" office:value-type="float" office:value="76.8002551146567" calcext:value-type="float">
            <text:p>76.80025511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AP01_13G(A)_ol16</text:p>
          </table:table-cell>
          <table:table-cell office:value-type="float" office:value="45.2622" calcext:value-type="float">
            <text:p>45.2622</text:p>
          </table:table-cell>
          <table:table-cell office:value-type="float" office:value="40.0989" calcext:value-type="float">
            <text:p>40.0989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58" calcext:value-type="float">
            <text:p>0.0258</text:p>
          </table:table-cell>
          <table:table-cell office:value-type="float" office:value="13.8231" calcext:value-type="float">
            <text:p>13.8231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239" calcext:value-type="float">
            <text:p>0.2239</text:p>
          </table:table-cell>
          <table:table-cell office:value-type="float" office:value="99.972" calcext:value-type="float">
            <text:p>99.972</text:p>
          </table:table-cell>
          <table:table-cell table:formula="of:=100*[.C55]/([.C55]+[.G55])" office:value-type="float" office:value="76.604840797965" calcext:value-type="float">
            <text:p>76.6048407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AP01_13G(A)_ol15</text:p>
          </table:table-cell>
          <table:table-cell office:value-type="float" office:value="46.5225" calcext:value-type="float">
            <text:p>46.5225</text:p>
          </table:table-cell>
          <table:table-cell office:value-type="float" office:value="40.3565" calcext:value-type="float">
            <text:p>40.356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684" calcext:value-type="float">
            <text:p>0.0684</text:p>
          </table:table-cell>
          <table:table-cell office:value-type="float" office:value="11.8779" calcext:value-type="float">
            <text:p>11.8779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88" calcext:value-type="float">
            <text:p>0.288</text:p>
          </table:table-cell>
          <table:table-cell office:value-type="float" office:value="99.6029" calcext:value-type="float">
            <text:p>99.6029</text:p>
          </table:table-cell>
          <table:table-cell table:formula="of:=100*[.C56]/([.C56]+[.G56])" office:value-type="float" office:value="79.66126944336" calcext:value-type="float">
            <text:p>79.66126944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AP01_13G(A)_ol15</text:p>
          </table:table-cell>
          <table:table-cell office:value-type="float" office:value="46.4382" calcext:value-type="float">
            <text:p>46.4382</text:p>
          </table:table-cell>
          <table:table-cell office:value-type="float" office:value="40.17" calcext:value-type="float">
            <text:p>40.17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469" calcext:value-type="float">
            <text:p>0.0469</text:p>
          </table:table-cell>
          <table:table-cell office:value-type="float" office:value="12.169" calcext:value-type="float">
            <text:p>12.16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2673" calcext:value-type="float">
            <text:p>0.2673</text:p>
          </table:table-cell>
          <table:table-cell office:value-type="float" office:value="99.5894" calcext:value-type="float">
            <text:p>99.5894</text:p>
          </table:table-cell>
          <table:table-cell table:formula="of:=100*[.C57]/([.C57]+[.G57])" office:value-type="float" office:value="79.2363395623746" calcext:value-type="float">
            <text:p>79.23633956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P01_13G(A)_ol15</text:p>
          </table:table-cell>
          <table:table-cell office:value-type="float" office:value="46.126" calcext:value-type="float">
            <text:p>46.126</text:p>
          </table:table-cell>
          <table:table-cell office:value-type="float" office:value="40.0138" calcext:value-type="float">
            <text:p>40.0138</text:p>
          </table:table-cell>
          <table:table-cell office:value-type="float" office:value="0" calcext:value-type="float">
            <text:p>0</text:p>
          </table:table-cell>
          <table:table-cell office:value-type="float" office:value="0.0473" calcext:value-type="float">
            <text:p>0.0473</text:p>
          </table:table-cell>
          <table:table-cell office:value-type="float" office:value="11.5354" calcext:value-type="float">
            <text:p>11.5354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2853" calcext:value-type="float">
            <text:p>0.2853</text:p>
          </table:table-cell>
          <table:table-cell office:value-type="float" office:value="98.5018" calcext:value-type="float">
            <text:p>98.5018</text:p>
          </table:table-cell>
          <table:table-cell table:formula="of:=100*[.C58]/([.C58]+[.G58])" office:value-type="float" office:value="79.9945891012011" calcext:value-type="float">
            <text:p>79.99458910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AP01_13G(A)_ol14</text:p>
          </table:table-cell>
          <table:table-cell office:value-type="float" office:value="45.2547" calcext:value-type="float">
            <text:p>45.2547</text:p>
          </table:table-cell>
          <table:table-cell office:value-type="float" office:value="39.963" calcext:value-type="float">
            <text:p>39.963</text:p>
          </table:table-cell>
          <table:table-cell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office:value-type="float" office:value="13.0141" calcext:value-type="float">
            <text:p>13.0141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31" calcext:value-type="float">
            <text:p>0.2531</text:p>
          </table:table-cell>
          <table:table-cell office:value-type="float" office:value="99.0354" calcext:value-type="float">
            <text:p>99.0354</text:p>
          </table:table-cell>
          <table:table-cell table:formula="of:=100*[.C59]/([.C59]+[.G59])" office:value-type="float" office:value="77.6654058432643" calcext:value-type="float">
            <text:p>77.66540584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AP01_13G(A)_ol14</text:p>
          </table:table-cell>
          <table:table-cell office:value-type="float" office:value="45.9184" calcext:value-type="float">
            <text:p>45.9184</text:p>
          </table:table-cell>
          <table:table-cell office:value-type="float" office:value="40.1346" calcext:value-type="float">
            <text:p>40.134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36" calcext:value-type="float">
            <text:p>0.0636</text:p>
          </table:table-cell>
          <table:table-cell office:value-type="float" office:value="12.7194" calcext:value-type="float">
            <text:p>12.7194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532" calcext:value-type="float">
            <text:p>0.2532</text:p>
          </table:table-cell>
          <table:table-cell office:value-type="float" office:value="99.6078" calcext:value-type="float">
            <text:p>99.6078</text:p>
          </table:table-cell>
          <table:table-cell table:formula="of:=100*[.C60]/([.C60]+[.G60])" office:value-type="float" office:value="78.3085313569063" calcext:value-type="float">
            <text:p>78.30853135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AP01_13G(A)_ol14</text:p>
          </table:table-cell>
          <table:table-cell office:value-type="float" office:value="45.6111" calcext:value-type="float">
            <text:p>45.6111</text:p>
          </table:table-cell>
          <table:table-cell office:value-type="float" office:value="40.0682" calcext:value-type="float">
            <text:p>40.068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718" calcext:value-type="float">
            <text:p>0.0718</text:p>
          </table:table-cell>
          <table:table-cell office:value-type="float" office:value="12.8198" calcext:value-type="float">
            <text:p>12.8198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2583" calcext:value-type="float">
            <text:p>0.2583</text:p>
          </table:table-cell>
          <table:table-cell office:value-type="float" office:value="99.355" calcext:value-type="float">
            <text:p>99.355</text:p>
          </table:table-cell>
          <table:table-cell table:formula="of:=100*[.C61]/([.C61]+[.G61])" office:value-type="float" office:value="78.0598963904373" calcext:value-type="float">
            <text:p>78.05989639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AP01_13G(A)_ol19</text:p>
          </table:table-cell>
          <table:table-cell office:value-type="float" office:value="45.2826" calcext:value-type="float">
            <text:p>45.2826</text:p>
          </table:table-cell>
          <table:table-cell office:value-type="float" office:value="39.8058" calcext:value-type="float">
            <text:p>39.8058</text:p>
          </table:table-cell>
          <table:table-cell office:value-type="float" office:value="0" calcext:value-type="float">
            <text:p>0</text:p>
          </table:table-cell>
          <table:table-cell office:value-type="float" office:value="0.0497" calcext:value-type="float">
            <text:p>0.0497</text:p>
          </table:table-cell>
          <table:table-cell office:value-type="float" office:value="13.5197" calcext:value-type="float">
            <text:p>13.519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272" calcext:value-type="float">
            <text:p>0.272</text:p>
          </table:table-cell>
          <table:table-cell office:value-type="float" office:value="99.4545" calcext:value-type="float">
            <text:p>99.4545</text:p>
          </table:table-cell>
          <table:table-cell table:formula="of:=100*[.C62]/([.C62]+[.G62])" office:value-type="float" office:value="77.008212263806" calcext:value-type="float">
            <text:p>77.00821226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AP01_13G(A)_ol19</text:p>
          </table:table-cell>
          <table:table-cell office:value-type="float" office:value="45.1812" calcext:value-type="float">
            <text:p>45.1812</text:p>
          </table:table-cell>
          <table:table-cell office:value-type="float" office:value="39.974" calcext:value-type="float">
            <text:p>39.97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63" calcext:value-type="float">
            <text:p>0.063</text:p>
          </table:table-cell>
          <table:table-cell office:value-type="float" office:value="13.4379" calcext:value-type="float">
            <text:p>13.437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2648" calcext:value-type="float">
            <text:p>0.2648</text:p>
          </table:table-cell>
          <table:table-cell office:value-type="float" office:value="99.4783" calcext:value-type="float">
            <text:p>99.4783</text:p>
          </table:table-cell>
          <table:table-cell table:formula="of:=100*[.C63]/([.C63]+[.G63])" office:value-type="float" office:value="77.0759018818099" calcext:value-type="float">
            <text:p>77.07590188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AP01_13G(A)_ol19</text:p>
          </table:table-cell>
          <table:table-cell office:value-type="float" office:value="45.328" calcext:value-type="float">
            <text:p>45.328</text:p>
          </table:table-cell>
          <table:table-cell office:value-type="float" office:value="39.9911" calcext:value-type="float">
            <text:p>39.991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57" calcext:value-type="float">
            <text:p>0.0357</text:p>
          </table:table-cell>
          <table:table-cell office:value-type="float" office:value="13.2416" calcext:value-type="float">
            <text:p>13.241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73" calcext:value-type="float">
            <text:p>0.273</text:p>
          </table:table-cell>
          <table:table-cell office:value-type="float" office:value="99.4242" calcext:value-type="float">
            <text:p>99.4242</text:p>
          </table:table-cell>
          <table:table-cell table:formula="of:=100*[.C64]/([.C64]+[.G64])" office:value-type="float" office:value="77.3916844233186" calcext:value-type="float">
            <text:p>77.39168442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AP01_13G(A)_ol20</text:p>
          </table:table-cell>
          <table:table-cell office:value-type="float" office:value="45.666" calcext:value-type="float">
            <text:p>45.666</text:p>
          </table:table-cell>
          <table:table-cell office:value-type="float" office:value="40.0306" calcext:value-type="float">
            <text:p>40.030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91" calcext:value-type="float">
            <text:p>0.091</text:p>
          </table:table-cell>
          <table:table-cell office:value-type="float" office:value="12.766" calcext:value-type="float">
            <text:p>12.766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783" calcext:value-type="float">
            <text:p>0.2783</text:p>
          </table:table-cell>
          <table:table-cell office:value-type="float" office:value="99.3787" calcext:value-type="float">
            <text:p>99.3787</text:p>
          </table:table-cell>
          <table:table-cell table:formula="of:=100*[.C65]/([.C65]+[.G65])" office:value-type="float" office:value="78.1523822562979" calcext:value-type="float">
            <text:p>78.15238225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P01_13G(A)_ol20</text:p>
          </table:table-cell>
          <table:table-cell office:value-type="float" office:value="45.6109" calcext:value-type="float">
            <text:p>45.6109</text:p>
          </table:table-cell>
          <table:table-cell office:value-type="float" office:value="40.0533" calcext:value-type="float">
            <text:p>40.0533</text:p>
          </table:table-cell>
          <table:table-cell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office:value-type="float" office:value="13.0994" calcext:value-type="float">
            <text:p>13.099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714" calcext:value-type="float">
            <text:p>0.2714</text:p>
          </table:table-cell>
          <table:table-cell office:value-type="float" office:value="99.6098" calcext:value-type="float">
            <text:p>99.6098</text:p>
          </table:table-cell>
          <table:table-cell table:formula="of:=100*[.C66]/([.C66]+[.G66])" office:value-type="float" office:value="77.6880717693488" calcext:value-type="float">
            <text:p>77.68807176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P01_13G(A)_ol20</text:p>
          </table:table-cell>
          <table:table-cell office:value-type="float" office:value="45.8294" calcext:value-type="float">
            <text:p>45.8294</text:p>
          </table:table-cell>
          <table:table-cell office:value-type="float" office:value="39.9322" calcext:value-type="float">
            <text:p>39.9322</text:p>
          </table:table-cell>
          <table:table-cell office:value-type="float" office:value="0" calcext:value-type="float">
            <text:p>0</text:p>
          </table:table-cell>
          <table:table-cell office:value-type="float" office:value="0.0564" calcext:value-type="float">
            <text:p>0.0564</text:p>
          </table:table-cell>
          <table:table-cell office:value-type="float" office:value="13.0642" calcext:value-type="float">
            <text:p>13.064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866" calcext:value-type="float">
            <text:p>0.2866</text:p>
          </table:table-cell>
          <table:table-cell office:value-type="float" office:value="99.6881" calcext:value-type="float">
            <text:p>99.6881</text:p>
          </table:table-cell>
          <table:table-cell table:formula="of:=100*[.C67]/([.C67]+[.G67])" office:value-type="float" office:value="77.8172840512382" calcext:value-type="float">
            <text:p>77.8172840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P01_13G(A)_ol21</text:p>
          </table:table-cell>
          <table:table-cell office:value-type="float" office:value="45.9107" calcext:value-type="float">
            <text:p>45.9107</text:p>
          </table:table-cell>
          <table:table-cell office:value-type="float" office:value="40.0669" calcext:value-type="float">
            <text:p>40.0669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362" calcext:value-type="float">
            <text:p>0.0362</text:p>
          </table:table-cell>
          <table:table-cell office:value-type="float" office:value="12.4018" calcext:value-type="float">
            <text:p>12.401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84" calcext:value-type="float">
            <text:p>0.284</text:p>
          </table:table-cell>
          <table:table-cell office:value-type="float" office:value="99.2309" calcext:value-type="float">
            <text:p>99.2309</text:p>
          </table:table-cell>
          <table:table-cell table:formula="of:=100*[.C68]/([.C68]+[.G68])" office:value-type="float" office:value="78.7321757770632" calcext:value-type="float">
            <text:p>78.73217577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P01_13G(A)_ol21</text:p>
          </table:table-cell>
          <table:table-cell office:value-type="float" office:value="46.2309" calcext:value-type="float">
            <text:p>46.2309</text:p>
          </table:table-cell>
          <table:table-cell office:value-type="float" office:value="40.2493" calcext:value-type="float">
            <text:p>40.249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697" calcext:value-type="float">
            <text:p>0.0697</text:p>
          </table:table-cell>
          <table:table-cell office:value-type="float" office:value="12.0014" calcext:value-type="float">
            <text:p>12.0014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2932" calcext:value-type="float">
            <text:p>0.2932</text:p>
          </table:table-cell>
          <table:table-cell office:value-type="float" office:value="99.3884" calcext:value-type="float">
            <text:p>99.3884</text:p>
          </table:table-cell>
          <table:table-cell table:formula="of:=100*[.C69]/([.C69]+[.G69])" office:value-type="float" office:value="79.3904757325402" calcext:value-type="float">
            <text:p>79.39047573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AP01_13G(A)_ol21</text:p>
          </table:table-cell>
          <table:table-cell office:value-type="float" office:value="46.163" calcext:value-type="float">
            <text:p>46.163</text:p>
          </table:table-cell>
          <table:table-cell office:value-type="float" office:value="40.3349" calcext:value-type="float">
            <text:p>40.3349</text:p>
          </table:table-cell>
          <table:table-cell office:value-type="float" office:value="0" calcext:value-type="float">
            <text:p>0</text:p>
          </table:table-cell>
          <table:table-cell office:value-type="float" office:value="0.0453" calcext:value-type="float">
            <text:p>0.0453</text:p>
          </table:table-cell>
          <table:table-cell office:value-type="float" office:value="12.2366" calcext:value-type="float">
            <text:p>12.23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3068" calcext:value-type="float">
            <text:p>0.3068</text:p>
          </table:table-cell>
          <table:table-cell office:value-type="float" office:value="99.601" calcext:value-type="float">
            <text:p>99.601</text:p>
          </table:table-cell>
          <table:table-cell table:formula="of:=100*[.C70]/([.C70]+[.G70])" office:value-type="float" office:value="79.0467742929746" calcext:value-type="float">
            <text:p>79.0467742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AP01_13G(A)_ol23</text:p>
          </table:table-cell>
          <table:table-cell office:value-type="float" office:value="45.8554" calcext:value-type="float">
            <text:p>45.8554</text:p>
          </table:table-cell>
          <table:table-cell office:value-type="float" office:value="40.1353" calcext:value-type="float">
            <text:p>40.1353</text:p>
          </table:table-cell>
          <table:table-cell office:value-type="float" office:value="0" calcext:value-type="float">
            <text:p>0</text:p>
          </table:table-cell>
          <table:table-cell office:value-type="float" office:value="0.0636" calcext:value-type="float">
            <text:p>0.0636</text:p>
          </table:table-cell>
          <table:table-cell office:value-type="float" office:value="12.2009" calcext:value-type="float">
            <text:p>12.200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2873" calcext:value-type="float">
            <text:p>0.2873</text:p>
          </table:table-cell>
          <table:table-cell office:value-type="float" office:value="99.0543" calcext:value-type="float">
            <text:p>99.0543</text:p>
          </table:table-cell>
          <table:table-cell table:formula="of:=100*[.C71]/([.C71]+[.G71])" office:value-type="float" office:value="78.9843651765614" calcext:value-type="float">
            <text:p>78.98436517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AP01_13G(A)_ol23</text:p>
          </table:table-cell>
          <table:table-cell office:value-type="float" office:value="46.1928" calcext:value-type="float">
            <text:p>46.1928</text:p>
          </table:table-cell>
          <table:table-cell office:value-type="float" office:value="40.2945" calcext:value-type="float">
            <text:p>40.2945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12.2912" calcext:value-type="float">
            <text:p>12.2912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73" calcext:value-type="float">
            <text:p>0.273</text:p>
          </table:table-cell>
          <table:table-cell office:value-type="float" office:value="99.6216" calcext:value-type="float">
            <text:p>99.6216</text:p>
          </table:table-cell>
          <table:table-cell table:formula="of:=100*[.C72]/([.C72]+[.G72])" office:value-type="float" office:value="78.9836536488612" calcext:value-type="float">
            <text:p>78.98365364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AP01_13G(A)_ol23</text:p>
          </table:table-cell>
          <table:table-cell office:value-type="float" office:value="46.1946" calcext:value-type="float">
            <text:p>46.1946</text:p>
          </table:table-cell>
          <table:table-cell office:value-type="float" office:value="40.0437" calcext:value-type="float">
            <text:p>40.043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13" calcext:value-type="float">
            <text:p>0.0513</text:p>
          </table:table-cell>
          <table:table-cell office:value-type="float" office:value="12.5191" calcext:value-type="float">
            <text:p>12.5191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62" calcext:value-type="float">
            <text:p>0.262</text:p>
          </table:table-cell>
          <table:table-cell office:value-type="float" office:value="99.595" calcext:value-type="float">
            <text:p>99.595</text:p>
          </table:table-cell>
          <table:table-cell table:formula="of:=100*[.C73]/([.C73]+[.G73])" office:value-type="float" office:value="78.6777191694613" calcext:value-type="float">
            <text:p>78.6777191695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0.799cm" fo:margin-left="0.91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31:21.907000000</meta:creation-date>
    <dc:date>2013-11-10T19:01:04.294000000</dc:date>
    <meta:editing-duration>P0D</meta:editing-duration>
    <meta:editing-cycles>1</meta:editing-cycles>
    <meta:generator>LibreOffice/4.1.0.4$Windows_x86 LibreOffice_project/89ea49ddacd9aa532507cbf852f2bb22b1ace28</meta:generator>
    <meta:print-date>2013-11-10T18:56:43.571000000</meta:print-date>
    <meta:document-statistic meta:table-count="1" meta:cell-count="912" meta:object-count="0"/>
  </office:meta>
</office:document-meta>
</file>